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1.emf" manifest:media-type="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767171" svg:stroke-opacity="100%" draw:auto-grow-width="tru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767171" svg:stroke-opacity="100%" draw:auto-grow-width="true" draw:auto-grow-heigh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 style:parent-style-name="Graphics">
      <style:graphic-properties draw:fill="none" draw:stroke="non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none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non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non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 style:parent-style-name="Graphics">
      <style:graphic-properties draw:fill="none" draw:stroke="non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0694in" svg:stroke-color="#5b9bd5" draw:marker-end="a455" svg:stroke-opacity="100%" draw:stroke-linejoin="miter" svg:stroke-linecap="butt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draw:style-name="a336" draw:name="Imagen 5" svg:x="0.08621in" svg:y="0.11345in" svg:width="2.45in" svg:height="2.61667in" style:rel-width="scale" style:rel-height="scale">
          <draw:image xlink:href="media/image1.emf" xlink:type="simple" xlink:show="embed" xlink:actuate="onLoad"/>
          <svg:title/>
          <svg:desc/>
        </draw:frame>
        <draw:frame draw:id="id64" draw:style-name="a337" draw:name="Objeto 6" svg:x="2.71493in" svg:y="0.11345in" svg:width="1.25868in" svg:height="2.40799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65" draw:style-name="a338" draw:name="Objeto 7" svg:x="1.39739in" svg:y="3.16225in" svg:width="1.41667in" svg:height="1.60764in" style:rel-width="scale" style:rel-height="scale">
          <draw:object-ole draw:class-id="00020830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66" draw:style-name="a339" draw:name="Objeto 8" svg:x="0in" svg:y="2.96607in" svg:width="1.23264in" svg:height="3.60764in" style:rel-width="scale" style:rel-height="scale">
          <draw:object-ole draw:class-id="00020830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draw:custom-shape svg:x="4.15233in" svg:y="0.11345in" svg:width="4.47532in" svg:height="3.0488in" draw:id="id67" draw:style-name="a342" draw:name="Rectángulo 11">
          <svg:title/>
          <svg:desc/>
          <text:p text:style-name="a341" text:class-names="" text:cond-style-name=""><text:span text:style-name="a340" text:class-names="">Empleados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766in" svg:y="3.16224in" svg:width="4.47532in" svg:height="3.0488in" draw:id="id68" draw:style-name="a345" draw:name="Rectángulo 12">
          <svg:title/>
          <svg:desc/>
          <text:p text:style-name="a344" text:class-names="" text:cond-style-name=""><text:span text:style-name="a343" text:class-names="">Recuento: visualización de estadístic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766in" svg:y="0.11345in" svg:width="4.47532in" svg:height="3.0488in" draw:id="id69" draw:style-name="a348" draw:name="Rectángulo 13">
          <svg:title/>
          <svg:desc/>
          <text:p text:style-name="a347" text:class-names="" text:cond-style-name=""><text:span text:style-name="a346" text:class-names="">Modo de trabajo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233in" svg:y="3.16224in" svg:width="4.47532in" svg:height="3.0488in" draw:id="id70" draw:style-name="a351" draw:name="Rectángulo 14">
          <svg:title/>
          <svg:desc/>
          <text:p text:style-name="a350" text:class-names="" text:cond-style-name=""><text:span text:style-name="a349" text:class-names="">Calendario: Visualizar, borrar, por mes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794in" svg:y="6.40081in" svg:width="5.65972in" svg:height="0.34579in" draw:id="id71" draw:style-name="a354" draw:name="Rectángulo 15">
          <svg:title/>
          <svg:desc/>
          <text:p text:style-name="a353" text:class-names="" text:cond-style-name=""><text:span text:style-name="a352" text:class-names="">Conexión a BBDD en directorio, desplegable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55" draw:master-page-name="Master1-Layout2-obj-Título-y-objetos" presentation:presentation-page-layout-name="Master1-PPL2" draw:id="Slide-257">
        <draw:frame draw:id="id72" draw:style-name="a356" draw:name="Objeto 3" svg:x="12.07465in" svg:y="0in" svg:width="1.25868in" svg:height="2.40799in" style:rel-width="scale" style:rel-height="scale">
          <draw:object-ole draw:class-id="00020830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  <draw:custom-shape svg:x="0in" svg:y="-0.02526in" svg:width="5.21277in" svg:height="0.51484in" draw:id="id73" draw:style-name="a359" draw:name="Rectángulo 4">
          <svg:title/>
          <svg:desc/>
          <text:p text:style-name="a358" text:class-names="" text:cond-style-name=""><text:span text:style-name="a357" text:class-names="">Pestaña Empleados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74" draw:style-name="a362" draw:name="Rectángulo 5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75" draw:style-name="a365" draw:name="Rectángulo 6">
          <svg:title/>
          <svg:desc/>
          <text:p text:style-name="a364" text:class-names="" text:cond-style-name=""><text:span text:style-name="a363" text:class-names="">Visualización de la tabla emplead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76" draw:style-name="a368" draw:name="Rectángulo 7">
          <svg:title/>
          <svg:desc/>
          <text:p text:style-name="a367" text:class-names="" text:cond-style-name=""><text:span text:style-name="a366" text:class-names="">Menú despleg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77" draw:style-name="a371" draw:name="Rectángulo 9">
          <svg:title/>
          <svg:desc/>
          <text:p text:style-name="a370" text:class-names="" text:cond-style-name=""><text:span text:style-name="a369" text:class-names="">Despliega el nombre de empleado y lo elij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78" draw:style-name="a374" draw:name="Rectángulo 10">
          <svg:title/>
          <svg:desc/>
          <text:p text:style-name="a373" text:class-names="" text:cond-style-name=""><text:span text:style-name="a372" text:class-names="">Lista de datos para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277in" svg:y="3.46498in" svg:width="2.1383in" svg:height="0.48183in" draw:id="id79" draw:style-name="a377" draw:name="Rectángulo 11">
          <svg:title/>
          <svg:desc/>
          <text:p text:style-name="a376" text:class-names="" text:cond-style-name=""><text:span text:style-name="a375" text:class-names="">Botón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8936in" svg:y="3.46498in" svg:width="2.79787in" svg:height="0.48183in" draw:id="id80" draw:style-name="a380" draw:name="Rectángulo 12">
          <svg:title/>
          <svg:desc/>
          <text:p text:style-name="a379" text:class-names="" text:cond-style-name=""><text:span text:style-name="a378" text:class-names="">Botón borrar empleado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81" draw:master-page-name="Master1-Layout2-obj-Título-y-objetos" presentation:presentation-page-layout-name="Master1-PPL2" draw:id="Slide-258">
        <draw:custom-shape svg:x="0in" svg:y="-0.02526in" svg:width="5.21277in" svg:height="0.51484in" draw:id="id81" draw:style-name="a384" draw:name="Rectángulo 4">
          <svg:title/>
          <svg:desc/>
          <text:p text:style-name="a383" text:class-names="" text:cond-style-name=""><text:span text:style-name="a382" text:class-names="">Pestaña Modo de trabajo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82" draw:style-name="a387" draw:name="Rectángulo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83" draw:style-name="a390" draw:name="Rectángulo 6">
          <svg:title/>
          <svg:desc/>
          <text:p text:style-name="a389" text:class-names="" text:cond-style-name=""><text:span text:style-name="a388" text:class-names="">Visualización de la tabla modo de trabaj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84" draw:style-name="a393" draw:name="Rectángulo 7">
          <svg:title/>
          <svg:desc/>
          <text:p text:style-name="a392" text:class-names="" text:cond-style-name=""><text:span text:style-name="a391" text:class-names="">Menú despleg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85" draw:style-name="a396" draw:name="Rectángulo 9">
          <svg:title/>
          <svg:desc/>
          <text:p text:style-name="a395" text:class-names="" text:cond-style-name=""><text:span text:style-name="a394" text:class-names="">Despliega el modo de trabajo y lo elij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86" draw:style-name="a399" draw:name="Rectángulo 10">
          <svg:title/>
          <svg:desc/>
          <text:p text:style-name="a398" text:class-names="" text:cond-style-name=""><text:span text:style-name="a397" text:class-names="">Lista de datos para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277in" svg:y="3.46498in" svg:width="2.1383in" svg:height="0.48183in" draw:id="id87" draw:style-name="a402" draw:name="Rectángulo 11">
          <svg:title/>
          <svg:desc/>
          <text:p text:style-name="a401" text:class-names="" text:cond-style-name=""><text:span text:style-name="a400" text:class-names="">Botón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8936in" svg:y="3.46498in" svg:width="2.79787in" svg:height="0.48183in" draw:id="id88" draw:style-name="a405" draw:name="Rectángulo 12">
          <svg:title/>
          <svg:desc/>
          <text:p text:style-name="a404" text:class-names="" text:cond-style-name=""><text:span text:style-name="a403" text:class-names="">Botón borrar mo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06" draw:name="Imagen 1" svg:x="11.23076in" svg:y="0.76241in" svg:width="1.425in" svg:height="1.61667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4" draw:style-name="a407" draw:master-page-name="Master1-Layout2-obj-Título-y-objetos" presentation:presentation-page-layout-name="Master1-PPL2" draw:id="Slide-259">
        <draw:custom-shape svg:x="0in" svg:y="-0.02526in" svg:width="5.21277in" svg:height="0.51484in" draw:id="id90" draw:style-name="a410" draw:name="Rectángulo 4">
          <svg:title/>
          <svg:desc/>
          <text:p text:style-name="a409" text:class-names="" text:cond-style-name=""><text:span text:style-name="a408" text:class-names="">Pestaña Modo de trabajo: añadir, editar, borr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232in" svg:y="0.60638in" svg:width="10.42598in" svg:height="6.68085in" draw:id="id91" draw:style-name="a413" draw:name="Rectángulo 5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331in" svg:y="4.19149in" svg:width="8.15137in" svg:height="2.43573in" draw:id="id92" draw:style-name="a416" draw:name="Rectángulo 6">
          <svg:title/>
          <svg:desc/>
          <text:p text:style-name="a415" text:class-names="" text:cond-style-name=""><text:span text:style-name="a414" text:class-names="">Visualización del calendario por semanas, aparecerán las personas T1, T2, vacaciones, baja,médico y teletrabajo, rollo ics… igual por semanas y una flecha para ir de una semana a otr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0.76241in" svg:width="5.13532in" svg:height="0.37589in" draw:id="id93" draw:style-name="a419" draw:name="Rectángulo 7">
          <svg:title/>
          <svg:desc/>
          <text:p text:style-name="a418" text:class-names="" text:cond-style-name=""><text:span text:style-name="a417" text:class-names="">Menú despleg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234in" svg:y="1.1383in" svg:width="5.13532in" svg:height="2.08511in" draw:id="id94" draw:style-name="a422" draw:name="Rectángulo 9">
          <svg:title/>
          <svg:desc/>
          <text:p text:style-name="a421" text:class-names="" text:cond-style-name=""><text:span text:style-name="a420" text:class-names="">Despliega el día del calendario elegi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64in" svg:y="0.84486in" svg:width="3.35828in" svg:height="2.37544in" draw:id="id95" draw:style-name="a425" draw:name="Rectángulo 10">
          <svg:title/>
          <svg:desc/>
          <text:p text:style-name="a424" text:class-names="" text:cond-style-name=""><text:span text:style-name="a423" text:class-names="">Lista de datos para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979in" svg:y="3.46653in" svg:width="2.1383in" svg:height="0.48183in" draw:id="id96" draw:style-name="a428" draw:name="Rectángulo 11">
          <svg:title/>
          <svg:desc/>
          <text:p text:style-name="a427" text:class-names="" text:cond-style-name=""><text:span text:style-name="a426" text:class-names="">Botón actualiz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29" draw:name="Imagen 2" svg:x="10.69362in" svg:y="2.03258in" svg:width="2.45in" svg:height="2.61667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5" draw:style-name="a430" draw:master-page-name="Master1-Layout2-obj-Título-y-objetos" presentation:presentation-page-layout-name="Master1-PPL2" draw:id="Slide-260">
        <draw:custom-shape svg:x="0.30392in" svg:y="0.22011in" svg:width="6.66667in" svg:height="1.3127in" draw:id="id98" draw:style-name="a438" draw:name="Rectángulo 3">
          <svg:title/>
          <svg:desc/>
          <text:p text:style-name="a433" text:class-names="" text:cond-style-name=""><text:span text:style-name="a431" text:class-names=""><text:a xlink:href="https://www.pythonanywhere.com/user/Teknotormes/databases/#id_mysql_tab" text:style-name="" text:visited-style-name="">https://www.pythonanywhere.com/user/Teknotormes/databases/#id_mysql_tab</text:a></text:span><text:span text:style-name="a432" text:class-names=""/></text:p>
          <text:p text:style-name="a435" text:class-names="" text:cond-style-name=""><text:span text:style-name="a434" text:class-names=""/></text:p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49" draw:name="CuadroTexto 6" svg:x="0.30392in" svg:y="1.25in" svg:width="5.40491in" svg:height="1.91855in">
          <draw:text-box>
            <text:p text:style-name="a440" text:class-names="" text:cond-style-name=""><text:span text:style-name="a439" text:class-names="">Database host address: <text:line-break/>Teknotormes.mysql.pythonanywhere-services.com</text:span></text:p>
            <text:p text:style-name="a442" text:class-names="" text:cond-style-name=""><text:span text:style-name="a441" text:class-names="">Username:</text:span></text:p>
            <text:p text:style-name="a444" text:class-names="" text:cond-style-name=""><text:span text:style-name="a443" text:class-names="">Teknotormes</text:span></text:p>
            <text:p text:style-name="a446" text:class-names="" text:cond-style-name=""><text:span text:style-name="a445" text:class-names="">Database name: Teknotormes$data2025</text:span></text:p>
            <text:p text:style-name="a448" text:class-names="" text:cond-style-name=""><text:span text:style-name="a447" text:class-names="">Password: Python*123</text:span></text:p>
          </draw:text-box>
          <svg:title/>
          <svg:desc/>
        </draw:frame>
      </draw:page>
      <draw:page draw:name="Slide6" draw:style-name="a450" draw:master-page-name="Master1-Layout2-obj-Título-y-objetos" presentation:presentation-page-layout-name="Master1-PPL2" draw:id="Slide-261">
        <draw:frame draw:id="id100" draw:style-name="a454" draw:name="CuadroTexto 3" svg:x="0.62264in" svg:y="0.41509in" svg:width="1.88826in" svg:height="0.40391in">
          <draw:text-box>
            <text:p text:style-name="a453" text:class-names="" text:cond-style-name=""><text:span text:style-name="a451" text:class-names="">Notas desarrollo</text:span><text:span text:style-name="a452" text:class-names=""/></text:p>
          </draw:text-box>
          <svg:title/>
          <svg:desc/>
        </draw:frame>
        <draw:g draw:name="Grupo 6" draw:id="id101">
          <svg:title/>
          <svg:desc/>
          <draw:custom-shape svg:x="0.62264in" svg:y="1.29245in" svg:width="3.65094in" svg:height="2.4717in" draw:id="id103" draw:style-name="a506" draw:name="Rectángulo redondeado 4">
            <svg:title/>
            <svg:desc/>
            <text:p text:style-name="a505" text:class-names="" text:cond-style-name=""><text:span text:style-name="a495" text:class-names="">GUI: botones, formularios,<text:s text:c="1"/></text:span><text:span text:style-name="a496" text:class-names="">tabals</text:span><text:span text:style-name="a497" text:class-names=""><text:s text:c="1"/>y gráficas, diseño e interacciones. (</text:span><text:span text:style-name="a498" text:class-names="">react</text:span><text:span text:style-name="a499" text:class-names=""><text:s text:c="1"/>y<text:s text:c="1"/></text:span><text:span text:style-name="a500" text:class-names="">vue</text:span><text:span text:style-name="a501" text:class-names=""><text:s text:c="1"/>librerías de<text:s text:c="1"/></text:span><text:span text:style-name="a502" text:class-names="">Javascript</text:span><text:span text:style-name="a503" text:class-names="">)</text:span><text:span text:style-name="a50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97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9" draw:style-name="a512" draw:name="CuadroTexto 5" svg:x="0.62264in" svg:y="1.29245in" svg:width="2.42288in" svg:height="0.40391in">
            <draw:text-box>
              <text:p text:style-name="a511" text:class-names="" text:cond-style-name=""><text:span text:style-name="a507" text:class-names="">Front-</text:span><text:span text:style-name="a508" text:class-names="">end</text:span><text:span text:style-name="a509" text:class-names="">: navegador</text:span><text:span text:style-name="a510" text:class-names=""/></text:p>
            </draw:text-box>
            <svg:title/>
            <svg:desc/>
          </draw:frame>
        </draw:g>
        <draw:g draw:name="Grupo 7" draw:id="id102">
          <svg:title/>
          <svg:desc/>
          <draw:custom-shape svg:x="6.99686in" svg:y="1.29245in" svg:width="3.65094in" svg:height="2.4717in" draw:id="id104" draw:style-name="a487" draw:name="Rectángulo redondeado 8">
            <svg:title/>
            <svg:desc/>
            <text:p text:style-name="a486" text:class-names="" text:cond-style-name=""><text:span text:style-name="a480" text:class-names="">Puede ser<text:s text:c="1"/></text:span><text:span text:style-name="a481" text:class-names="">supabase</text:span><text:span text:style-name="a482" text:class-names=""><text:s text:c="1"/>sincronizado con<text:s text:c="1"/></text:span><text:span text:style-name="a483" text:class-names="">github</text:span><text:span text:style-name="a484" text:class-names="">.<text:s text:c="1"/></text:span><text:span text:style-name="a48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97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8" draw:style-name="a494" draw:name="CuadroTexto 9" svg:x="6.99686in" svg:y="1.29245in" svg:width="2.87945in" svg:height="0.40391in">
            <draw:text-box>
              <text:p text:style-name="a493" text:class-names="" text:cond-style-name=""><text:span text:style-name="a488" text:class-names="">Back-</text:span><text:span text:style-name="a489" text:class-names="">end</text:span><text:span text:style-name="a490" text:class-names="">: servidor y<text:s text:c="1"/></text:span><text:span text:style-name="a491" text:class-names="">bbdd</text:span><text:span text:style-name="a492" text:class-names=""/></text:p>
            </draw:text-box>
            <svg:title/>
            <svg:desc/>
          </draw:frame>
        </draw:g>
        <draw:connector draw:type="standard" svg:x1="4.27358in" svg:y1="2.5283in" draw:start-shape="id103" draw:start-glue-point="1" svg:x2="6.99686in" svg:y2="2.5283in" draw:end-shape="id104" draw:end-glue-point="3" draw:id="id105" draw:style-name="a456" draw:name="Conector angular 11">
          <svg:title/>
          <svg:desc/>
        </draw:connector>
        <draw:frame draw:id="id106" draw:style-name="a460" draw:name="CuadroTexto 12" svg:x="5.15094in" svg:y="2.5283in" svg:width="0.5403in" svg:height="0.40391in">
          <draw:text-box>
            <text:p text:style-name="a459" text:class-names="" text:cond-style-name=""><text:span text:style-name="a457" text:class-names="">API</text:span><text:span text:style-name="a458" text:class-names=""/></text:p>
          </draw:text-box>
          <svg:title/>
          <svg:desc/>
        </draw:frame>
        <draw:frame draw:id="id107" draw:style-name="a479" draw:name="CuadroTexto 13" svg:x="0.90566in" svg:y="4.25472in" svg:width="5.31368in" svg:height="1.3127in">
          <draw:text-box>
            <text:p text:style-name="a468" text:class-names="" text:cond-style-name=""><text:span text:style-name="a461" text:class-names="">Ejemplos: simple web app<text:s text:c="1"/></text:span><text:span text:style-name="a462" text:class-names="">with</text:span><text:span text:style-name="a463" text:class-names=""><text:s text:c="1"/></text:span><text:span text:style-name="a464" text:class-names="">flask</text:span><text:span text:style-name="a465" text:class-names=""><text:s text:c="1"/>y<text:s text:c="1"/></text:span><text:span text:style-name="a466" text:class-names="">heroku</text:span><text:span text:style-name="a467" text:class-names="">.</text:span></text:p>
            <text:p text:style-name="a471" text:class-names="" text:cond-style-name=""><text:span text:style-name="a469" text:class-names=""><text:a xlink:href="http://www.pythonanywhere.com/" text:style-name="" text:visited-style-name="">www.pythonanywhere.com</text:a></text:span><text:span text:style-name="a470" text:class-names=""/></text:p>
            <text:p text:style-name="a474" text:class-names="" text:cond-style-name=""><text:span text:style-name="a472" text:class-names="">Tkinter+sqlite+Python</text:span><text:span text:style-name="a473" text:class-names=""><text:s text:c="1"/>-&gt; desarrollado en local.</text:span></text:p>
            <text:p text:style-name="a478" text:class-names="" text:cond-style-name=""><text:span text:style-name="a475" text:class-names="">Ojo, también puede<text:s text:c="1"/></text:span><text:span text:style-name="a476" text:class-names="">ser hdf5+flask+html+Python.<text:s text:c="1"/></text:span><text:span text:style-name="a47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02/2025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/02/2025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02/2025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02/2025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/02/2025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02/2025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/02/2025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/02/2025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02/2025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02/2025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/02/2025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02/2025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ARIA CRUZ MENDEZ VALVERDE</meta:initial-creator>
    <dc:creator>Cruz Méndez Valverde</dc:creator>
    <meta:creation-date>2025-02-05T13:55:20Z</meta:creation-date>
    <dc:date>2025-02-11T15:04:15Z</dc:date>
    <meta:editing-cycles>2</meta:editing-cycles>
    <meta:editing-duration>PT434177S</meta:editing-duration>
    <meta:document-statistic meta:paragraph-count="41" meta:word-count="241"/>
  </office:meta>
</office:document-meta>
</file>